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roid Serif" svg:font-family="'Droid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20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roid Serif" fo:font-size="18pt" fo:font-style="italic" fo:font-weight="normal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style:font-name="Droid Serif" fo:font-size="18pt" fo:font-style="normal" fo:font-weight="bold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style:font-name="Droid Serif" fo:font-size="18pt" fo:font-style="italic" style:font-size-asian="18pt" style:font-size-complex="18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/>
      <style:paragraph-properties fo:text-align="center"/>
      <style:text-properties style:font-name="Droid Serif" fo:font-size="18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style:font-name="Droid Serif" fo:font-size="18pt" fo:font-style="italic" fo:font-weight="normal" style:font-size-asian="18pt" style:font-size-complex="18pt"/>
    </style:style>
    <style:style style:name="T2" style:family="text">
      <style:text-properties style:font-name="Droid Serif" fo:font-size="18pt" fo:font-style="normal" fo:font-weight="bold" style:font-size-asian="18pt" style:font-size-complex="18pt"/>
    </style:style>
    <style:style style:name="T3" style:family="text">
      <style:text-properties style:font-name="Droid Serif" fo:font-weight="bold"/>
    </style:style>
    <style:style style:name="T4" style:family="text">
      <style:text-properties style:font-name="Droid Serif" fo:font-size="18pt" fo:font-style="italic" style:font-size-asian="18pt" style:font-size-complex="18pt"/>
    </style:style>
    <style:style style:name="T5" style:family="text">
      <style:text-properties style:font-name="Droid Serif" fo:font-size="18pt" fo:font-weight="bold" style:letter-kerning="true" style:font-name-asian="WenQuanYi Micro Hei" style:font-size-asian="18pt" style:font-name-complex="Lohit Hindi" style:font-size-complex="18pt"/>
    </style:style>
    <style:style style:name="T6" style:family="text">
      <style:text-properties style:font-name="Droid Serif" fo:font-size="18pt" fo:font-weight="bold" style:font-size-asian="18pt" style:font-size-complex="18pt"/>
    </style:style>
    <style:style style:name="T7" style:family="text">
      <style:text-properties style:font-name="Droid Serif" fo:font-style="italic"/>
    </style:style>
    <style:style style:name="T8" style:family="text">
      <style:text-properties style:font-name="Droid Serif" fo:font-size="18pt" fo:font-style="italic" style:letter-kerning="true" style:font-name-asian="WenQuanYi Micro Hei" style:font-size-asian="18pt" style:font-name-complex="Lohit Hindi" style:font-size-complex="18pt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1cm" svg:x="2cm" svg:y="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3cm" svg:y="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4cm" svg:y="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cm" svg:y="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6cm" svg:y="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7cm" svg:y="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8cm" svg:y="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9cm" svg:y="1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cm" svg:y="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3cm" svg:y="2cm">
          <text:p text:style-name="P1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4cm" svg:y="2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5cm" svg:y="2cm">
          <text:p text:style-name="P1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6cm" svg:y="2cm">
          <text:p text:style-name="P1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7cm" svg:y="2cm">
          <text:p text:style-name="P1"><text:span text:style-name="T2">f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8cm" svg:y="2cm">
          <text:p text:style-name="P1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9cm" svg:y="2cm">
          <text:p text:style-name="P1"><text:span text:style-name="T2">h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2cm" svg:y="4cm">
          <text:p text:style-name="P1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3cm" svg:y="4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4cm" svg:y="4cm">
          <text:p text:style-name="P5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5cm" svg:y="4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6cm" svg:y="4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7cm" svg:y="4cm">
          <text:p text:style-name="P5"><text:span text:style-name="T5">f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8cm" svg:y="4cm">
          <text:p text:style-name="P1"><text:span text:style-name="T6">g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9cm" svg:y="4cm">
          <text:p text:style-name="P1"><text:span text:style-name="T7">8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2cm" svg:y="5cm">
          <text:p text:style-name="P5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3cm" svg:y="5cm">
          <text:p text:style-name="P1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4cm" svg:y="5cm">
          <text:p text:style-name="P1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5cm" svg:y="5cm">
          <text:p text:style-name="P1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6cm" svg:y="5cm">
          <text:p text:style-name="P1"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7cm" svg:y="5cm">
          <text:p text:style-name="P1"><text:span text:style-name="T7">6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8cm" svg:y="5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9cm" svg:y="5cm">
          <text:p text:style-name="P1"><text:span text:style-name="T3">h</text:span></text:p>
          <draw:enhanced-geometry svg:viewBox="0 0 21600 21600" draw:type="rectangle" draw:enhanced-path="M 0 0 L 21600 0 21600 21600 0 21600 0 0 Z N"/>
        </draw:custom-shape>
        <draw:line draw:style-name="gr2" draw:text-style-name="P7" draw:layer="layout" svg:x1="8.4cm" svg:y1="6.5cm" svg:x2="8.4cm" svg:y2="6cm">
          <text:p/>
        </draw:line>
        <draw:line draw:style-name="gr2" draw:text-style-name="P7" draw:layer="layout" svg:x1="7.5cm" svg:y1="6.501cm" svg:x2="7.5cm" svg:y2="6.001cm">
          <text:p/>
        </draw:line>
        <draw:line draw:style-name="gr2" draw:text-style-name="P7" draw:layer="layout" svg:x1="4.5cm" svg:y1="6.501cm" svg:x2="4.5cm" svg:y2="6.001cm">
          <text:p/>
        </draw:line>
        <draw:line draw:style-name="gr2" draw:text-style-name="P7" draw:layer="layout" svg:x1="2.5cm" svg:y1="6.501cm" svg:x2="2.5cm" svg:y2="6.001cm">
          <text:p/>
        </draw:line>
        <draw:frame draw:style-name="gr3" draw:text-style-name="P8" draw:layer="layout" svg:width="1.065cm" svg:height="0.962cm" svg:x="1.002cm" svg:y="1.438cm">
          <draw:text-box>
            <text:p><text:span text:style-name="T9">a)</text:span></text:p>
          </draw:text-box>
        </draw:frame>
        <draw:frame draw:style-name="gr3" draw:text-style-name="P8" draw:layer="layout" svg:width="1.065cm" svg:height="0.962cm" svg:x="1.003cm" svg:y="4.438cm">
          <draw:text-box>
            <text:p><text:span text:style-name="T9">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roid Serif" svg:font-family="'Droid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stroke-dash="Dashed_20__28_var_29__20_2" svg:stroke-color="#000000" draw:marker-start="Arrow" draw:marker-start-width="0.2cm" draw:marker-end="Arrow" draw:marker-end-width="0.2cm" draw:fill="none" draw:fill-gradient-name="Gradient_20_7" draw:fill-hatch-name="Hatching_20_1" draw:fill-image-name="Bitmape_20_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z Wilhelmstötter</meta:initial-creator>
    <meta:creation-date>2012-01-20T20:54:49</meta:creation-date>
    <meta:generator>LibreOffice/6.1.4.2$Linux_X86_64 LibreOffice_project/10$Build-2</meta:generator>
    <dc:date>2019-01-21T20:27:49.811346771</dc:date>
    <meta:editing-duration>PT1H58M20S</meta:editing-duration>
    <meta:editing-cycles>31</meta:editing-cycles>
    <meta:document-statistic meta:object-count="38"/>
  </office:meta>
</office:document-meta>
</file>